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c6156"/>
    </style:style>
    <style:style style:name="T2" style:family="text">
      <style:text-properties officeooo:rsid="001fbace"/>
    </style:style>
    <style:style style:name="T3" style:family="text">
      <style:text-properties officeooo:rsid="00223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1, <text:span text:style-name="T1">number 1</text:span></text:h>
      <text:p text:style-name="Text_20_body">A paragraph</text:p>
      <text:h text:style-name="Heading_20_1" text:outline-level="1">Level 1, <text:span text:style-name="T1">number 2</text:span></text:h>
      <text:p text:style-name="Text_20_body">A paragraph</text:p>
      <text:h text:style-name="Heading_20_1" text:outline-level="1">Level 1, <text:span text:style-name="T1">number 3</text:span></text:h>
      <text:p text:style-name="Text_20_body">A paragraph</text:p>
      <text:h text:style-name="Heading_20_2" text:outline-level="2" text:is-list-header="true">Level 2 without number</text:h>
      <text:p text:style-name="Text_20_body">A paragraph</text:p>
      <text:h text:style-name="Heading_20_2" text:outline-level="2">Level <text:span text:style-name="T2">2</text:span>, <text:span text:style-name="T1">number 3.1</text:span></text:h>
      <text:p text:style-name="Text_20_body">A paragraph</text:p>
      <text:h text:style-name="Heading_20_2" text:outline-level="2">Level 2, <text:span text:style-name="T1">number 3.2</text:span></text:h>
      <text:p text:style-name="Text_20_body">A paragraph</text:p>
      <text:h text:style-name="Heading_20_1" text:outline-level="1">Level <text:span text:style-name="T3">1</text:span>, <text:span text:style-name="T1">number 4</text:span></text:h>
      <text:p text:style-name="Text_20_body">A para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as-char" svg:y="0cm" fo:margin-left="0cm" fo:margin-right="0cm" style:wrap="parallel" style:number-wrapped-paragraphs="no-limit" style:wrap-contour="false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2:08:15.921000000</meta:creation-date>
    <dc:title>Header without number on level 2</dc:title>
    <meta:editing-duration>PT21M54S</meta:editing-duration>
    <meta:editing-cycles>11</meta:editing-cycles>
    <meta:generator>LibreOfficeDev/5.4.0.0.alpha1$Windows_x86 LibreOffice_project/965494c544dd8f35ae83b7cf38549009da06c367</meta:generator>
    <meta:initial-creator>53Name</meta:initial-creator>
    <dc:date>2017-05-16T22:56:24.586000000</dc:date>
    <meta:document-statistic meta:table-count="0" meta:image-count="0" meta:object-count="0" meta:page-count="1" meta:paragraph-count="14" meta:word-count="48" meta:character-count="215" meta:non-whitespace-character-count="187"/>
    <meta:template xlink:type="simple" xlink:actuate="onRequest" xlink:title="myGraphicTest" xlink:href="file:///F:/LO_daily_merged/user/template/myGraphicTest.ott" meta:date="2017-05-08T22:08:15.577000000"/>
  </office:meta>
</office:document-meta>
</file>